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86cm" fo:min-width="2.86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0cm" fo:min-width="18.2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048cm" fo:min-width="4.804cm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3.11cm" fo:min-width="5.334cm" loext:decorative="false"/>
      <style:paragraph-properties style:writing-mode="lr-tb"/>
    </style:style>
    <style:style style:name="gr6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8.75cm" fo:min-width="10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3.25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5cm" fo:min-width="8.75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4.25cm" fo:min-width="5.75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2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9" style:family="graphic" style:parent-style-name="standard">
      <style:graphic-properties draw:fill-color="#00dc00" draw:textarea-horizontal-align="justify" draw:textarea-vertical-align="middle" draw:auto-grow-height="false" fo:min-height="0cm" fo:min-width="0.085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4.75cm" fo:min-width="5.75cm" loext:decorative="false"/>
      <style:paragraph-properties style:writing-mode="lr-tb"/>
    </style:style>
    <style:style style:name="gr22" style:family="graphic" style:parent-style-name="standard">
      <style:graphic-properties draw:fill-color="#00dc00" draw:textarea-horizontal-align="justify" draw:textarea-vertical-align="middle" draw:auto-grow-height="false" fo:min-height="0.106cm" fo:min-width="0.08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hyphenate="false" loext:hyphenation-no-caps="false" loext:hyphenation-no-last-word="false"/>
    </style:style>
    <style:style style:name="P4" style:family="paragraph">
      <style:paragraph-properties fo:text-align="center"/>
      <style:text-properties fo:font-size="12pt" style:font-size-asian="12pt" style:font-size-complex="12pt" fo:hyphenate="false" loext:hyphenation-no-caps="false" loext:hyphenation-no-last-word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00dc00"/>
      <style:paragraph-properties fo:text-align="center"/>
    </style:style>
    <style:style style:name="P12" style:family="paragraph">
      <style:text-properties style:text-position="sub 58%"/>
    </style:style>
    <style:style style:name="P13" style:family="paragraph">
      <loext:graphic-properties draw:fill="none" draw:fill-color="#ffffff"/>
      <style:text-properties style:text-position="sub 58%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5cm" svg:height="5cm" svg:x="2.25cm" svg:y="8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18.75cm" svg:height="10.25cm" svg:x="8.7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75cm" svg:height="0.962cm" svg:x="9cm" svg:y="3.538cm">
          <draw:text-box>
            <text:p>Tooly</text:p>
          </draw:text-box>
        </draw:frame>
        <draw:custom-shape draw:style-name="gr4" draw:text-style-name="P4" draw:layer="layout" svg:width="7.5cm" svg:height="3.25cm" svg:x="9.75cm" svg:y="5.75cm">
          <text:list text:style-name="L1">
            <text:list-header>
              <text:p text:style-name="P3"><text:span text:style-name="T1"/></text:p>
            </text:list-header>
            <text:list-item>
              <text:p text:style-name="P3"><text:span text:style-name="T1">Neue Werkzeuge hinzufügen</text:span></text:p>
            </text:list-item>
            <text:list-item>
              <text:p text:style-name="P3"><text:span text:style-name="T1">Kaputte Werkzeuge löschen</text:span></text:p>
            </text:list-item>
            <text:list-item>
              <text:p text:style-name="P3"><text:span text:style-name="T1">Werkzeugeigenschaften bearbeiten</text:span></text:p>
            </text:list-item>
          </text:list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25cm" svg:height="4.75cm" svg:x="18.75cm" svg:y="8cm">
          <text:list text:style-name="L1">
            <text:list-item>
              <text:p text:style-name="P4"><text:span text:style-name="T1">Werkzeug Info einsehen</text:span></text:p>
            </text:list-item>
            <text:list-item>
              <text:p text:style-name="P4"><text:span text:style-name="T1">Werkzeug ausleihen</text:span></text:p>
            </text:list-item>
            <text:list-item>
              <text:p text:style-name="P4"><text:span text:style-name="T1">Werkzeug retournieren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75cm" svg:y1="9.5cm" svg:x2="9.75cm" svg:y2="8cm">
          <text:p/>
        </draw:line>
        <draw:line draw:style-name="gr7" draw:text-style-name="P5" draw:layer="layout" svg:x1="6.75cm" svg:y1="11.5cm" svg:x2="18.5cm" svg:y2="11cm">
          <text:p/>
        </draw:line>
        <draw:line draw:style-name="gr8" draw:text-style-name="P5" draw:layer="layout" svg:x1="8.75cm" svg:y1="4.5cm" svg:x2="27.5cm" svg:y2="4.5cm">
          <text:p/>
        </draw:line>
        <draw:custom-shape draw:style-name="gr9" draw:text-style-name="P1" draw:layer="layout" svg:width="0.5cm" svg:height="0.001cm" svg:x="25cm" svg:y="4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cm" svg:height="0.25cm" svg:x="25.75cm" svg:y="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cm" svg:height="0.25cm" svg:x="26cm" svg:y="4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7.25cm" svg:y1="3.75cm" svg:x2="26.75cm" svg:y2="4.25cm">
          <text:p/>
        </draw:line>
        <draw:line draw:style-name="gr8" draw:text-style-name="P5" draw:layer="layout" svg:x1="26.75cm" svg:y1="3.75cm" svg:x2="27.25cm" svg:y2="4.25cm">
          <text:p/>
        </draw:line>
      </draw:page>
      <draw:page draw:name="page2" draw:style-name="dp1" draw:master-page-name="Standard">
        <draw:custom-shape draw:style-name="gr10" draw:text-style-name="P1" draw:layer="layout" svg:width="10.75cm" svg:height="9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5cm" svg:height="1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5cm" svg:height="1cm" svg:x="5.5cm" svg:y="6.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75cm" svg:height="1cm" svg:x="6.25cm" svg:y="4.65cm">
          <draw:text-box>
            <text:p text:style-name="P6"><text:span text:style-name="T1">Edit tools</text:span></text:p>
          </draw:text-box>
        </draw:frame>
        <draw:frame draw:style-name="gr12" draw:text-style-name="P7" draw:layer="layout" svg:width="3.75cm" svg:height="1cm" svg:x="5.95cm" svg:y="6.65cm">
          <draw:text-box>
            <text:p text:style-name="P6"><text:span text:style-name="T1">Manage tools</text:span></text:p>
          </draw:text-box>
        </draw:frame>
        <draw:custom-shape draw:style-name="gr10" draw:text-style-name="P1" draw:layer="layout" svg:width="10.75cm" svg:height="9cm" svg:x="15.5cm" svg:y="1.55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5.5cm" svg:y1="2.3cm" svg:x2="26.25cm" svg:y2="2.3cm">
          <text:p/>
        </draw:line>
        <draw:line draw:style-name="gr8" draw:text-style-name="P5" draw:layer="layout" svg:x1="2.25cm" svg:y1="2.25cm" svg:x2="13cm" svg:y2="2.25cm">
          <text:p/>
        </draw:line>
        <draw:frame draw:style-name="gr12" draw:text-style-name="P2" draw:layer="layout" svg:width="1.75cm" svg:height="1cm" svg:x="15.9cm" svg:y="2.6cm">
          <draw:text-box>
            <text:p>Edit</text:p>
          </draw:text-box>
        </draw:frame>
        <draw:custom-shape draw:style-name="gr13" draw:text-style-name="P1" draw:layer="layout" svg:width="9.25cm" svg:height="5.25cm" svg:x="16.25cm" svg:y="4.3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6.25cm" svg:y1="4.8cm" svg:x2="25.5cm" svg:y2="4.8cm">
          <text:p/>
        </draw:line>
        <draw:line draw:style-name="gr8" draw:text-style-name="P5" draw:layer="layout" svg:x1="19cm" svg:y1="4.3cm" svg:x2="19cm" svg:y2="9.55cm">
          <text:p/>
        </draw:line>
        <draw:line draw:style-name="gr8" draw:text-style-name="P5" draw:layer="layout" svg:x1="22cm" svg:y1="4.3cm" svg:x2="22cm" svg:y2="9.55cm">
          <text:p/>
        </draw:line>
        <draw:custom-shape draw:style-name="gr10" draw:text-style-name="P1" draw:layer="layout" svg:width="10.75cm" svg:height="9cm" svg:x="2.25cm" svg:y="10.75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.25cm" svg:y1="11.5cm" svg:x2="13cm" svg:y2="11.5cm">
          <text:p/>
        </draw:line>
        <draw:frame draw:style-name="gr12" draw:text-style-name="P2" draw:layer="layout" svg:width="1.75cm" svg:height="1cm" svg:x="2.65cm" svg:y="11.8cm">
          <draw:text-box>
            <text:p>Edit</text:p>
          </draw:text-box>
        </draw:frame>
        <draw:custom-shape draw:style-name="gr13" draw:text-style-name="P1" draw:layer="layout" svg:width="9.25cm" svg:height="5.25cm" svg:x="3cm" svg:y="13.5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cm" svg:y1="14cm" svg:x2="12.25cm" svg:y2="14cm">
          <text:p/>
        </draw:line>
        <draw:line draw:style-name="gr8" draw:text-style-name="P5" draw:layer="layout" svg:x1="5.75cm" svg:y1="13.5cm" svg:x2="5.75cm" svg:y2="18.75cm">
          <text:p/>
        </draw:line>
        <draw:line draw:style-name="gr8" draw:text-style-name="P5" draw:layer="layout" svg:x1="8.75cm" svg:y1="13.5cm" svg:x2="8.75cm" svg:y2="18.75cm">
          <text:p/>
        </draw:line>
        <draw:custom-shape draw:style-name="gr14" draw:text-style-name="P1" draw:layer="layout" svg:width="6.25cm" svg:height="4.5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0.5cm" svg:x="9.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0.5cm" svg:x="9.25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0.5cm" svg:x="9.25cm" svg:y="1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cm" svg:height="0.5cm" svg:x="7.25cm" svg:y="16.5cm">
          <text:p text:style-name="P1"><text:span text:style-name="T2">Update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cm" svg:height="0.5cm" svg:x="10cm" svg:y="16.5cm">
          <text:p text:style-name="P1"><text:span text:style-name="T2">Delete</text:span></text:p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.25cm" svg:height="0.645cm" svg:x="6.75cm" svg:y="13.5cm">
          <draw:text-box>
            <text:p text:style-name="P9"><text:span text:style-name="T3">Name</text:span></text:p>
          </draw:text-box>
        </draw:frame>
        <draw:frame draw:style-name="gr17" draw:text-style-name="P10" draw:layer="layout" svg:width="2cm" svg:height="0.645cm" svg:x="6.7cm" svg:y="14.455cm">
          <draw:text-box>
            <text:p text:style-name="P9"><text:span text:style-name="T3">Category</text:span></text:p>
          </draw:text-box>
        </draw:frame>
        <draw:frame draw:style-name="gr18" draw:text-style-name="P10" draw:layer="layout" svg:width="2cm" svg:height="0.645cm" svg:x="6.7cm" svg:y="15.45cm">
          <draw:text-box>
            <text:p text:style-name="P9"><text:span text:style-name="T3">Location</text:span></text:p>
          </draw:text-box>
        </draw:frame>
        <draw:custom-shape draw:style-name="gr19" draw:text-style-name="P11" draw:layer="layout" svg:width="0.751cm" svg:height="0.495cm" draw:transform="rotate (-0.481536340625235) translate (9.084cm 5cm)">
          <text:p/>
          <draw:enhanced-geometry svg:viewBox="0 0 21600 21600" draw:text-areas="?f7 ?f0 21600 ?f2" draw:mirror-horizontal="false" draw:mirror-vertical="false" draw:type="left-arrow" draw:modifiers="13536.1013370866 6963.4496919917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0.751cm" svg:height="0.495cm" draw:transform="rotate (-0.481536340625235) translate (18.479cm 5.5cm)">
          <text:p/>
          <draw:enhanced-geometry svg:viewBox="0 0 21600 21600" draw:text-areas="?f7 ?f0 21600 ?f2" draw:mirror-horizontal="false" draw:mirror-vertical="false" draw:type="left-arrow" draw:modifiers="13536.1013370866 6963.4496919917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3" draw:layer="layout" svg:width="1.5cm" svg:height="0.962cm" svg:x="2.25cm" svg:y="1.288cm">
          <draw:text-box>
            <text:p text:style-name="P12"><text:span text:style-name="T4">Tooly</text:span></text:p>
          </draw:text-box>
        </draw:frame>
        <draw:frame draw:style-name="gr17" draw:text-style-name="P13" draw:layer="layout" svg:width="1.5cm" svg:height="0.962cm" svg:x="15.5cm" svg:y="1.288cm">
          <draw:text-box>
            <text:p text:style-name="P12"><text:span text:style-name="T4">Tooly</text:span></text:p>
          </draw:text-box>
        </draw:frame>
        <draw:frame draw:style-name="gr17" draw:text-style-name="P13" draw:layer="layout" svg:width="1.5cm" svg:height="0.962cm" svg:x="2.25cm" svg:y="10.538cm">
          <draw:text-box>
            <text:p text:style-name="P12"><text:span text:style-name="T4">Tooly</text:span></text:p>
          </draw:text-box>
        </draw:frame>
      </draw:page>
      <draw:page draw:name="page3" draw:style-name="dp1" draw:master-page-name="Standard">
        <draw:custom-shape draw:style-name="gr10" draw:text-style-name="P1" draw:layer="layout" svg:width="10.75cm" svg:height="9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5cm" svg:height="1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5cm" svg:height="1cm" svg:x="5.5cm" svg:y="6.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75cm" svg:height="1cm" svg:x="6.25cm" svg:y="4.65cm">
          <draw:text-box>
            <text:p text:style-name="P6"><text:span text:style-name="T1">Edit tools</text:span></text:p>
          </draw:text-box>
        </draw:frame>
        <draw:frame draw:style-name="gr12" draw:text-style-name="P7" draw:layer="layout" svg:width="3.75cm" svg:height="1cm" svg:x="5.95cm" svg:y="6.65cm">
          <draw:text-box>
            <text:p text:style-name="P6"><text:span text:style-name="T1">Manage tools</text:span></text:p>
          </draw:text-box>
        </draw:frame>
        <draw:custom-shape draw:style-name="gr10" draw:text-style-name="P1" draw:layer="layout" svg:width="10.75cm" svg:height="9cm" svg:x="15.5cm" svg:y="1.55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5.5cm" svg:y1="2.3cm" svg:x2="26.25cm" svg:y2="2.3cm">
          <text:p/>
        </draw:line>
        <draw:line draw:style-name="gr8" draw:text-style-name="P5" draw:layer="layout" svg:x1="2.25cm" svg:y1="2.25cm" svg:x2="13cm" svg:y2="2.25cm">
          <text:p/>
        </draw:line>
        <draw:frame draw:style-name="gr20" draw:text-style-name="P2" draw:layer="layout" svg:width="2.85cm" svg:height="1.673cm" svg:x="15.9cm" svg:y="2.6cm">
          <draw:text-box>
            <text:p>Manage</text:p>
          </draw:text-box>
        </draw:frame>
        <draw:custom-shape draw:style-name="gr13" draw:text-style-name="P1" draw:layer="layout" svg:width="9.25cm" svg:height="5.25cm" svg:x="16.25cm" svg:y="4.3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6.25cm" svg:y1="4.8cm" svg:x2="25.5cm" svg:y2="4.8cm">
          <text:p/>
        </draw:line>
        <draw:line draw:style-name="gr8" draw:text-style-name="P5" draw:layer="layout" svg:x1="19cm" svg:y1="4.3cm" svg:x2="19cm" svg:y2="9.55cm">
          <text:p/>
        </draw:line>
        <draw:line draw:style-name="gr8" draw:text-style-name="P5" draw:layer="layout" svg:x1="22cm" svg:y1="4.3cm" svg:x2="22cm" svg:y2="9.55cm">
          <text:p/>
        </draw:line>
        <draw:custom-shape draw:style-name="gr10" draw:text-style-name="P1" draw:layer="layout" svg:width="10.75cm" svg:height="9cm" svg:x="2.25cm" svg:y="10.75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.25cm" svg:y1="11.5cm" svg:x2="13cm" svg:y2="11.5cm">
          <text:p/>
        </draw:line>
        <draw:frame draw:style-name="gr20" draw:text-style-name="P2" draw:layer="layout" svg:width="2.85cm" svg:height="1.673cm" svg:x="2.65cm" svg:y="11.8cm">
          <draw:text-box>
            <text:p>Manage</text:p>
          </draw:text-box>
        </draw:frame>
        <draw:custom-shape draw:style-name="gr13" draw:text-style-name="P1" draw:layer="layout" svg:width="9.25cm" svg:height="5.25cm" svg:x="3cm" svg:y="13.5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cm" svg:y1="14cm" svg:x2="12.25cm" svg:y2="14cm">
          <text:p/>
        </draw:line>
        <draw:line draw:style-name="gr8" draw:text-style-name="P5" draw:layer="layout" svg:x1="5.75cm" svg:y1="13.5cm" svg:x2="5.75cm" svg:y2="18.75cm">
          <text:p/>
        </draw:line>
        <draw:line draw:style-name="gr8" draw:text-style-name="P5" draw:layer="layout" svg:x1="8.75cm" svg:y1="13.5cm" svg:x2="8.75cm" svg:y2="18.75cm">
          <text:p/>
        </draw:line>
        <draw:custom-shape draw:style-name="gr21" draw:text-style-name="P14" draw:layer="layout" svg:width="6.25cm" svg:height="5cm" svg:x="6.5cm" svg:y="13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0.5cm" svg:x="7cm" svg:y="14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0.5cm" svg:x="7cm" svg:y="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cm" svg:height="0.5cm" svg:x="7.5cm" svg:y="16.5cm">
          <text:p text:style-name="P1"><text:span text:style-name="T2">Borrow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cm" svg:height="0.5cm" svg:x="10cm" svg:y="16.5cm">
          <text:p text:style-name="P1"><text:span text:style-name="T2">Return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75cm" svg:height="0.75cm" draw:transform="rotate (-0.617497489355594) translate (9.389cm 7cm)">
          <text:p/>
          <draw:enhanced-geometry svg:viewBox="0 0 21600 21600" draw:text-areas="?f7 ?f0 21600 ?f2" draw:type="left-arrow" draw:modifiers="10122.031187525 5680.5755395683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1" draw:layer="layout" svg:width="0.75cm" svg:height="0.75cm" draw:transform="rotate (-0.617497489355594) translate (18.684cm 5.5cm)">
          <text:p/>
          <draw:enhanced-geometry svg:viewBox="0 0 21600 21600" draw:text-areas="?f7 ?f0 21600 ?f2" draw:type="left-arrow" draw:modifiers="10122.031187525 5680.5755395683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0" draw:layer="layout" svg:width="3cm" svg:height="0.75cm" svg:x="8cm" svg:y="13.25cm">
          <draw:text-box>
            <text:p text:style-name="P9"><text:span text:style-name="T3">Current Status</text:span></text:p>
          </draw:text-box>
        </draw:frame>
        <draw:frame draw:style-name="gr17" draw:text-style-name="P7" draw:layer="layout" svg:width="4.25cm" svg:height="0.725cm" svg:x="2.25cm" svg:y="1.5cm">
          <draw:text-box>
            <text:p text:style-name="P6"><text:span text:style-name="T1">Tooly</text:span></text:p>
          </draw:text-box>
        </draw:frame>
        <draw:frame draw:style-name="gr17" draw:text-style-name="P7" draw:layer="layout" svg:width="4.25cm" svg:height="0.725cm" svg:x="2.25cm" svg:y="10.75cm">
          <draw:text-box>
            <text:p text:style-name="P6"><text:span text:style-name="T1">Tooly</text:span></text:p>
          </draw:text-box>
        </draw:frame>
        <draw:frame draw:style-name="gr17" draw:text-style-name="P7" draw:layer="layout" svg:width="4.25cm" svg:height="0.725cm" svg:x="15.5cm" svg:y="1.501cm">
          <draw:text-box>
            <text:p text:style-name="P6"><text:span text:style-name="T1">Too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4T22:41:18.896000000</meta:creation-date>
    <dc:date>2025-05-14T23:30:48.628000000</dc:date>
    <meta:editing-duration>PT4M26S</meta:editing-duration>
    <meta:editing-cycles>1</meta:editing-cycles>
    <meta:document-statistic meta:object-count="78"/>
    <meta:generator>LibreOffice/24.8.6.1$Windows_X86_64 LibreOffice_project/051bf11303684a0a982c9966e8be766d0a9efbc7</meta:generator>
  </office:meta>
</office:document-meta>
</file>